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6ffab" officeooo:paragraph-rsid="0016ffab" style:font-weight-asian="bold" style:font-weight-complex="bold"/>
    </style:style>
    <style:style style:name="P3" style:family="paragraph" style:parent-style-name="Standard">
      <style:text-properties fo:font-weight="bold" officeooo:rsid="0016ffab" officeooo:paragraph-rsid="0018636c" style:font-weight-asian="bold" style:font-weight-complex="bold"/>
    </style:style>
    <style:style style:name="P4" style:family="paragraph" style:parent-style-name="Standard">
      <style:text-properties fo:font-weight="bold" officeooo:rsid="0018636c" officeooo:paragraph-rsid="0018636c" style:font-weight-asian="bold" style:font-weight-complex="bold"/>
    </style:style>
    <style:style style:name="P5" style:family="paragraph" style:parent-style-name="Standard">
      <style:text-properties fo:font-weight="bold" officeooo:rsid="0019f47d" officeooo:paragraph-rsid="0019f47d" style:font-weight-asian="bold" style:font-weight-complex="bold"/>
    </style:style>
    <style:style style:name="P6" style:family="paragraph" style:parent-style-name="Standard">
      <style:text-properties fo:font-weight="bold" officeooo:rsid="001d9e22" officeooo:paragraph-rsid="001d9e22" style:font-weight-asian="bold" style:font-weight-complex="bold"/>
    </style:style>
    <style:style style:name="P7" style:family="paragraph" style:parent-style-name="Standard">
      <style:text-properties fo:font-weight="bold" officeooo:rsid="001f0167" officeooo:paragraph-rsid="001f0167" style:font-weight-asian="bold" style:font-weight-complex="bold"/>
    </style:style>
    <style:style style:name="P8" style:family="paragraph" style:parent-style-name="Standard">
      <style:text-properties fo:font-weight="bold" officeooo:rsid="001f041b" officeooo:paragraph-rsid="001f041b" style:font-weight-asian="bold" style:font-weight-complex="bold"/>
    </style:style>
    <style:style style:name="P9" style:family="paragraph" style:parent-style-name="Standard">
      <style:text-properties fo:font-weight="normal" officeooo:rsid="0016ffab" officeooo:paragraph-rsid="0016ffab" style:font-weight-asian="normal" style:font-weight-complex="normal"/>
    </style:style>
    <style:style style:name="P10" style:family="paragraph" style:parent-style-name="Standard">
      <style:text-properties fo:font-weight="normal" officeooo:rsid="0016ffab" officeooo:paragraph-rsid="0018636c" style:font-weight-asian="normal" style:font-weight-complex="normal"/>
    </style:style>
    <style:style style:name="P11" style:family="paragraph" style:parent-style-name="Standard">
      <style:text-properties fo:font-weight="normal" officeooo:rsid="0019f47d" officeooo:paragraph-rsid="0019f47d" style:font-weight-asian="normal" style:font-weight-complex="normal"/>
    </style:style>
    <style:style style:name="P12" style:family="paragraph" style:parent-style-name="Standard">
      <style:text-properties fo:font-weight="normal" officeooo:rsid="001d9e22" officeooo:paragraph-rsid="001d9e22" style:font-weight-asian="normal" style:font-weight-complex="normal"/>
    </style:style>
    <style:style style:name="P13" style:family="paragraph" style:parent-style-name="Standard">
      <style:text-properties fo:font-weight="normal" officeooo:rsid="001f0167" officeooo:paragraph-rsid="001f0167" style:font-weight-asian="normal" style:font-weight-complex="normal"/>
    </style:style>
    <style:style style:name="P14" style:family="paragraph" style:parent-style-name="Standard">
      <style:text-properties fo:font-weight="normal" officeooo:rsid="001f041b" officeooo:paragraph-rsid="001f041b" style:font-weight-asian="normal" style:font-weight-complex="normal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204c37" officeooo:paragraph-rsid="00204c37" style:font-weight-asian="bold" style:font-weight-complex="bold"/>
    </style:style>
    <style:style style:name="P17" style:family="paragraph" style:parent-style-name="Standard">
      <style:text-properties fo:font-weight="normal" officeooo:paragraph-rsid="00204c37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204c37" officeooo:paragraph-rsid="00204c37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204c37" officeooo:paragraph-rsid="00204c37" style:font-weight-asian="normal" style:font-weight-complex="normal"/>
    </style:style>
    <style:style style:name="P20" style:family="paragraph" style:parent-style-name="Standard">
      <style:text-properties style:text-underline-style="none" fo:font-weight="bold" officeooo:rsid="00204c37" officeooo:paragraph-rsid="00204c37" style:font-weight-asian="bold" style:font-weight-complex="bold"/>
    </style:style>
    <style:style style:name="T1" style:family="text">
      <style:text-properties officeooo:rsid="00187c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est whether the process(exec() system call) that replaces old program data , will inherit</text:p>
      <text:p text:style-name="P1">the fd’s or not.</text:p>
      <text:p text:style-name="P1"/>
      <text:p text:style-name="P16">Code:-</text:p>
      <text:p text:style-name="P16"/>
      <text:p text:style-name="P18">exec program</text:p>
      <text:p text:style-name="P17">#include&lt;stdio.h&gt;</text:p>
      <text:p text:style-name="P17">#include&lt;unistd.h&gt;</text:p>
      <text:p text:style-name="P17"># include &lt;sys/types.h&gt;</text:p>
      <text:p text:style-name="P17"># include &lt;fcntl.h&gt;</text:p>
      <text:p text:style-name="P17"/>
      <text:p text:style-name="P17">int main()</text:p>
      <text:p text:style-name="P17">{<text:tab/></text:p>
      <text:p text:style-name="P17"><text:tab/>/*printf("I am going to execute an 'ls' program\n");</text:p>
      <text:p text:style-name="P17"/>
      <text:p text:style-name="P17"><text:tab/>execl("/bin/ls","ls","-lh",NULL);*/</text:p>
      <text:p text:style-name="P17"><text:tab/></text:p>
      <text:p text:style-name="P17"><text:tab/>int fd = open("execprg.c",O_RDONLY);</text:p>
      <text:p text:style-name="P17"><text:tab/>printf("In execprg.c, fd = %d\n",fd);</text:p>
      <text:p text:style-name="P17"><text:tab/></text:p>
      <text:p text:style-name="P17"><text:tab/>return 0;</text:p>
      <text:p text:style-name="P17">}</text:p>
      <text:p text:style-name="P17"/>
      <text:p text:style-name="P18">main program</text:p>
      <text:p text:style-name="P19"># include &lt;stdio.h&gt;</text:p>
      <text:p text:style-name="P19"># include &lt;unistd.h&gt;</text:p>
      <text:p text:style-name="P19"># include &lt;sys/types.h&gt;</text:p>
      <text:p text:style-name="P19"># include &lt;fcntl.h&gt;</text:p>
      <text:p text:style-name="P19"/>
      <text:p text:style-name="P19">void main()</text:p>
      <text:p text:style-name="P19">{</text:p>
      <text:p text:style-name="P19"><text:tab/>int fd = open("./exec",O_RDONLY);</text:p>
      <text:p text:style-name="P19"><text:tab/>printf("In inherited program, fd = %d\n",fd);</text:p>
      <text:p text:style-name="P19">}</text:p>
      <text:p text:style-name="P19"/>
      <text:p text:style-name="P20">Output:-</text:p>
      <text:p text:style-name="P18"/>
      <text:p text:style-name="P1">2. Write a program such that parent process create two child processes,such that</text:p>
      <text:p text:style-name="P1">each child executes a separate task.</text:p>
      <text:p text:style-name="P1"/>
      <text:p text:style-name="P6">Code:-</text:p>
      <text:p text:style-name="P6"/>
      <text:p text:style-name="P12">#include&lt;stdio.h&gt;</text:p>
      <text:p text:style-name="P12">#include&lt;unistd.h&gt;</text:p>
      <text:p text:style-name="P12"/>
      <text:p text:style-name="P12">int main()</text:p>
      <text:p text:style-name="P12">{</text:p>
      <text:p text:style-name="P12"><text:tab/>int child1, child2;</text:p>
      <text:p text:style-name="P12"><text:tab/>printf("Current process pid = %d\n",getpid());</text:p>
      <text:p text:style-name="P12"><text:soft-page-break/></text:p>
      <text:p text:style-name="P12"><text:tab/>child1 = fork();</text:p>
      <text:p text:style-name="P12"/>
      <text:p text:style-name="P12"><text:tab/>if(child1==0)</text:p>
      <text:p text:style-name="P12"><text:tab/>{</text:p>
      <text:p text:style-name="P12"><text:tab/><text:tab/>sleep(2);</text:p>
      <text:p text:style-name="P12"><text:tab/><text:tab/>printf("\nChild 1 process pid = %d\n",getpid());</text:p>
      <text:p text:style-name="P12"><text:tab/><text:tab/>printf("Child 1 parent process ppid = %d\n",getppid());</text:p>
      <text:p text:style-name="P12"><text:tab/>}</text:p>
      <text:p text:style-name="P12"><text:tab/>else</text:p>
      <text:p text:style-name="P12"><text:tab/>{</text:p>
      <text:p text:style-name="P12"><text:tab/><text:tab/>child2 = fork();</text:p>
      <text:p text:style-name="P12"><text:tab/><text:tab/>if(child2==0)</text:p>
      <text:p text:style-name="P12"><text:tab/><text:tab/>{</text:p>
      <text:p text:style-name="P12"><text:tab/><text:tab/><text:tab/>sleep(2);</text:p>
      <text:p text:style-name="P12"><text:tab/><text:tab/><text:tab/>printf("\nChild 2 process pid = %d\n",getpid());</text:p>
      <text:p text:style-name="P12"><text:tab/><text:tab/><text:tab/>printf("Child 2 parent process ppid = %d\n",getppid());</text:p>
      <text:p text:style-name="P12"><text:tab/><text:tab/>}</text:p>
      <text:p text:style-name="P12"><text:tab/><text:tab/>else</text:p>
      <text:p text:style-name="P12"><text:tab/><text:tab/>{<text:tab/><text:tab/></text:p>
      <text:p text:style-name="P12"><text:tab/><text:tab/><text:tab/>printf("Parent process pid = %d\n",getpid());</text:p>
      <text:p text:style-name="P12"><text:tab/><text:tab/>}</text:p>
      <text:p text:style-name="P12"><text:tab/>}</text:p>
      <text:p text:style-name="P12"><text:tab/>while(1);</text:p>
      <text:p text:style-name="P12"><text:tab/>return 0;</text:p>
      <text:p text:style-name="P12">}</text:p>
      <text:p text:style-name="P1"/>
      <text:p text:style-name="P1"/>
      <text:p text:style-name="P6">Output:- </text:p>
      <text:p text:style-name="P6"/>
      <text:p text:style-name="P1">3. A program that replaces old program with new program data and is expected to display</text:p>
      <text:p text:style-name="P1">the currently running processes in a hierarchical tree format.</text:p>
      <text:p text:style-name="P1"/>
      <text:p text:style-name="P8">Code:-</text:p>
      <text:p text:style-name="P14">#include&lt;stdio.h&gt;</text:p>
      <text:p text:style-name="P14">#include&lt;unistd.h&gt;</text:p>
      <text:p text:style-name="P14"/>
      <text:p text:style-name="P14">int main()</text:p>
      <text:p text:style-name="P14">{</text:p>
      <text:p text:style-name="P14"><text:tab/>printf("I am going to execute pstree command\n\n");</text:p>
      <text:p text:style-name="P14"><text:tab/>execl("/usr/bin/pstree","pstree",NULL);</text:p>
      <text:p text:style-name="P14"><text:tab/>return 0;</text:p>
      <text:p text:style-name="P14">}</text:p>
      <text:p text:style-name="P14"/>
      <text:p text:style-name="P8">Output:-</text:p>
      <text:p text:style-name="P8"/>
      <text:p text:style-name="P8"/>
      <text:p text:style-name="P1"/>
      <text:p text:style-name="P1">4. A process using execl() system call should replace a new command line program.</text:p>
      <text:p text:style-name="P7"><text:soft-page-break/></text:p>
      <text:p text:style-name="P7">Code:-</text:p>
      <text:p text:style-name="P7"/>
      <text:p text:style-name="P13">#include&lt;stdio.h&gt;</text:p>
      <text:p text:style-name="P13">#include&lt;unistd.h&gt;</text:p>
      <text:p text:style-name="P13"/>
      <text:p text:style-name="P13">int main()</text:p>
      <text:p text:style-name="P13">{</text:p>
      <text:p text:style-name="P13"><text:tab/>printf("Can you see me [ONE]\n");</text:p>
      <text:p text:style-name="P13"><text:tab/></text:p>
      <text:p text:style-name="P13"><text:tab/>execl("/home/divyansh/Linux_Internal/day-4/prac6","./<text:tab/>prac6","assignment","two","question","four",NULL);</text:p>
      <text:p text:style-name="P13"/>
      <text:p text:style-name="P13"><text:tab/>printf("Can you see me [TWO]\n");</text:p>
      <text:p text:style-name="P13">}</text:p>
      <text:p text:style-name="P13"/>
      <text:p text:style-name="P7">Output:-</text:p>
      <text:p text:style-name="P1"/>
      <text:p text:style-name="P1"><text:span text:style-name="T1">5</text:span>. Write a program parent process wait until ,while child process open a file and read file</text:p>
      <text:p text:style-name="P1">data into empty buffer.</text:p>
      <text:p text:style-name="P1"/>
      <text:p text:style-name="P5">Code:-</text:p>
      <text:p text:style-name="P5"/>
      <text:p text:style-name="P11">#include&lt;stdio.h&gt;</text:p>
      <text:p text:style-name="P11">#include&lt;fcntl.h&gt;</text:p>
      <text:p text:style-name="P11">#include&lt;unistd.h&gt;</text:p>
      <text:p text:style-name="P11">#include&lt;sys/wait.h&gt;</text:p>
      <text:p text:style-name="P11"/>
      <text:p text:style-name="P11">int main()</text:p>
      <text:p text:style-name="P11">{</text:p>
      <text:p text:style-name="P11"><text:tab/>int fd;</text:p>
      <text:p text:style-name="P11"><text:tab/>char read_buf[60];</text:p>
      <text:p text:style-name="P11"><text:tab/>pid_t pid1;</text:p>
      <text:p text:style-name="P11"><text:tab/>pid1 = fork();</text:p>
      <text:p text:style-name="P11"/>
      <text:p text:style-name="P11"><text:tab/>if(pid1==0)</text:p>
      <text:p text:style-name="P11"><text:tab/>{</text:p>
      <text:p text:style-name="P11"><text:tab/><text:tab/>sleep(3);</text:p>
      <text:p text:style-name="P11"><text:tab/><text:tab/>printf("\nI am child reading a file and with delay of 3 sec and my child pro pid = %d\n",getpid());</text:p>
      <text:p text:style-name="P11"><text:tab/><text:tab/>fd = open("file1.txt",O_RDWR,777);</text:p>
      <text:p text:style-name="P11"><text:tab/><text:tab/>read(fd,read_buf,50);</text:p>
      <text:p text:style-name="P11"><text:tab/><text:tab/>printf("\ndata from buffer = %s\n",read_buf);</text:p>
      <text:p text:style-name="P11"><text:tab/><text:tab/>close(fd);</text:p>
      <text:p text:style-name="P11"><text:tab/>}</text:p>
      <text:p text:style-name="P11"><text:tab/>else</text:p>
      <text:p text:style-name="P11"><text:tab/>{</text:p>
      <text:p text:style-name="P11"><text:tab/><text:tab/>int pid2;</text:p>
      <text:p text:style-name="P11"><text:tab/><text:tab/>printf("I am parent process pid = %d\n",getpid());</text:p>
      <text:p text:style-name="P11"><text:soft-page-break/><text:tab/><text:tab/>pid2 = wait(0);</text:p>
      <text:p text:style-name="P11"/>
      <text:p text:style-name="P11"/>
      <text:p text:style-name="P11"><text:tab/><text:tab/>printf("\nparent saying child %d terminated normally\n",pid2);</text:p>
      <text:p text:style-name="P11"><text:tab/><text:tab/>printf("\nI am parent process process pid = %d\n",getpid());</text:p>
      <text:p text:style-name="P11"><text:tab/>}</text:p>
      <text:p text:style-name="P11"><text:tab/>return 0;</text:p>
      <text:p text:style-name="P11">}</text:p>
      <text:p text:style-name="P11"/>
      <text:p text:style-name="P5">Output:-</text:p>
      <text:p text:style-name="P5"/>
      <text:p text:style-name="P5"/>
      <text:p text:style-name="P1"/>
      <text:p text:style-name="P1"><text:span text:style-name="T1">6</text:span>. Write a program, where functions of the program are called in the reverse order of</text:p>
      <text:p text:style-name="P1">their function calls from main().</text:p>
      <text:p text:style-name="P1"/>
      <text:p text:style-name="P3">Code:-</text:p>
      <text:p text:style-name="P3"/>
      <text:p text:style-name="P10">#include&lt;stdio.h&gt;</text:p>
      <text:p text:style-name="P10">#include&lt;stdlib.h&gt;</text:p>
      <text:p text:style-name="P10"/>
      <text:p text:style-name="P10">void callback1(void)</text:p>
      <text:p text:style-name="P10">{</text:p>
      <text:p text:style-name="P10"><text:tab/>printf("Callback1 function called\n");</text:p>
      <text:p text:style-name="P10">}</text:p>
      <text:p text:style-name="P10"/>
      <text:p text:style-name="P10">void callback2(void)</text:p>
      <text:p text:style-name="P10">{</text:p>
      <text:p text:style-name="P10"><text:tab/>printf("Callback2 function called\n");</text:p>
      <text:p text:style-name="P10">}</text:p>
      <text:p text:style-name="P10"/>
      <text:p text:style-name="P10">void callback3(void)</text:p>
      <text:p text:style-name="P10">{</text:p>
      <text:p text:style-name="P10"><text:tab/>printf("Callback3 function called\n");</text:p>
      <text:p text:style-name="P10">}</text:p>
      <text:p text:style-name="P10"/>
      <text:p text:style-name="P10">int main()</text:p>
      <text:p text:style-name="P10">{</text:p>
      <text:p text:style-name="P10"><text:tab/>printf("Registering callback1\n");</text:p>
      <text:p text:style-name="P10"><text:tab/>atexit(callback1);</text:p>
      <text:p text:style-name="P10"><text:tab/><text:tab/></text:p>
      <text:p text:style-name="P10"><text:tab/>printf("Registering callback2\n");</text:p>
      <text:p text:style-name="P10"><text:tab/>atexit(callback2);</text:p>
      <text:p text:style-name="P10"/>
      <text:p text:style-name="P10"><text:tab/>printf("Registering callback3\n");</text:p>
      <text:p text:style-name="P10"><text:tab/>atexit(callback3);</text:p>
      <text:p text:style-name="P10"/>
      <text:p text:style-name="P10"><text:tab/>printf("\nmain()...exiting now\n\n");</text:p>
      <text:p text:style-name="P10"/>
      <text:p text:style-name="P10"><text:soft-page-break/><text:tab/>exit(0);</text:p>
      <text:p text:style-name="P10">}</text:p>
      <text:p text:style-name="P10"/>
      <text:p text:style-name="P4">Output:-</text:p>
      <text:p text:style-name="P4"/>
      <text:p text:style-name="P4"/>
      <text:p text:style-name="P1"/>
      <text:p text:style-name="P1"><text:span text:style-name="T1">7</text:span>. Write a program child executes(exec()) a new program , while parent waits for</text:p>
      <text:p text:style-name="P1">child task to get complete.</text:p>
      <text:p text:style-name="P2"/>
      <text:p text:style-name="P2">Code:-</text:p>
      <text:p text:style-name="P2"/>
      <text:p text:style-name="P9">#include&lt;stdio.h&gt;</text:p>
      <text:p text:style-name="P9">#include&lt;stdlib.h&gt;</text:p>
      <text:p text:style-name="P9">#include&lt;unistd.h&gt;</text:p>
      <text:p text:style-name="P9">#include&lt;sys/wait.h&gt;</text:p>
      <text:p text:style-name="P9">#include&lt;sys/types.h&gt;</text:p>
      <text:p text:style-name="P9"/>
      <text:p text:style-name="P9">int main()</text:p>
      <text:p text:style-name="P9">{</text:p>
      <text:p text:style-name="P9"><text:tab/>pid_t pid1;</text:p>
      <text:p text:style-name="P9"><text:tab/>pid1 = fork();</text:p>
      <text:p text:style-name="P9"/>
      <text:p text:style-name="P9"><text:tab/>if(pid1==0)</text:p>
      <text:p text:style-name="P9"><text:tab/>{</text:p>
      <text:p text:style-name="P9"><text:tab/><text:tab/>sleep(5);</text:p>
      <text:p text:style-name="P9"><text:tab/><text:tab/>printf("\nI am child with delay of 5 sec and my child pro pid = %d\n",getpid());</text:p>
      <text:p text:style-name="P9"><text:tab/><text:tab/>execl("/bin/ls","ls",NULL);</text:p>
      <text:p text:style-name="P9"><text:tab/><text:tab/>sleep(5);</text:p>
      <text:p text:style-name="P9"><text:tab/>}</text:p>
      <text:p text:style-name="P9"><text:tab/>else</text:p>
      <text:p text:style-name="P9"><text:tab/>{</text:p>
      <text:p text:style-name="P9"><text:tab/><text:tab/>int pid2;</text:p>
      <text:p text:style-name="P9"><text:tab/><text:tab/>printf("I am parent process pid = %d\n",getpid());</text:p>
      <text:p text:style-name="P9"><text:tab/><text:tab/>pid2 = wait(0);</text:p>
      <text:p text:style-name="P9"/>
      <text:p text:style-name="P9"/>
      <text:p text:style-name="P9"><text:tab/><text:tab/>printf("\nparent saying child %d terminated normally\n",pid2);</text:p>
      <text:p text:style-name="P9"><text:tab/><text:tab/>printf("\nI am parent process process pid = %d\n",getpid());</text:p>
      <text:p text:style-name="P9"><text:tab/>}</text:p>
      <text:p text:style-name="P9"><text:tab/>return 0;</text:p>
      <text:p text:style-name="P9">}</text:p>
      <text:p text:style-name="P9"/>
      <text:p text:style-name="P2">Output: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05:24:22.488979313</meta:creation-date>
    <dc:date>2022-03-21T05:21:02.203645143</dc:date>
    <meta:editing-duration>PT9H22M39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5" meta:paragraph-count="180" meta:word-count="502" meta:character-count="3802" meta:non-whitespace-character-count="3340"/>
  </office:meta>
</office:document-meta>
</file>